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44pt" style:font-size-asian="44pt" style:font-size-complex="44pt"/>
    </style:style>
    <style:style style:name="P2" style:family="paragraph" style:parent-style-name="Standard">
      <style:text-properties fo:font-size="12pt" style:font-size-asian="12pt" style:font-size-complex="12pt"/>
    </style:style>
    <style:style style:name="P3" style:family="paragraph" style:parent-style-name="Standard">
      <style:paragraph-properties fo:line-height="150%"/>
      <style:text-properties fo:font-size="12pt" fo:font-weight="bold" style:font-size-asian="12pt" style:font-weight-asian="bold" style:font-size-complex="12pt" style:font-weight-complex="bold"/>
    </style:style>
    <style:style style:name="P4" style:family="paragraph" style:parent-style-name="Standard">
      <style:paragraph-properties fo:line-height="150%"/>
      <style:text-properties fo:font-size="12pt" style:text-underline-style="none" fo:font-weight="normal" style:font-size-asian="12pt" style:font-weight-asian="normal" style:font-size-complex="12pt" style:font-weight-complex="normal"/>
    </style:style>
    <style:style style:name="P5" style:family="paragraph" style:parent-style-name="Standard">
      <style:paragraph-properties fo:line-height="150%"/>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line-height="150%"/>
      <style:text-properties fo:font-size="14pt" fo:font-weight="bold" style:font-size-asian="14pt" style:font-weight-asian="bold" style:font-size-complex="14pt" style:font-weight-complex="bold"/>
    </style:style>
    <style:style style:name="P7" style:family="paragraph" style:parent-style-name="Standard">
      <style:paragraph-properties fo:line-height="150%"/>
      <style:text-properties fo:font-size="14pt" style:text-underline-style="none"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44pt" style:font-size-asian="44pt" style:font-size-complex="44pt"/>
    </style:style>
    <style:style style:name="P9" style:family="paragraph" style:parent-style-name="Standard">
      <style:text-properties fo:font-size="12pt" style:font-size-asian="12pt" style:font-size-complex="12pt"/>
    </style:style>
    <style:style style:name="P10" style:family="paragraph" style:parent-style-name="Standard">
      <style:paragraph-properties fo:line-height="150%"/>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line-height="15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150%"/>
      <style:text-properties fo:font-size="14pt" fo:font-weight="bold" style:font-size-asian="14pt" style:font-weight-asian="bold" style:font-size-complex="14pt" style:font-weight-complex="bold"/>
    </style:style>
    <style:style style:name="P13" style:family="paragraph" style:parent-style-name="Standard">
      <style:paragraph-properties fo:line-height="150%"/>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none" fo:font-weight="normal" style:font-weight-asian="normal" style:font-weight-complex="normal"/>
    </style:style>
    <style:style style:name="T4" style:family="text">
      <style:text-properties fo:font-size="12pt" style:text-underline-style="none"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tab/><text:tab/><text:tab/><text:tab/><text:tab/><text:tab/>Kelly Lozano</text:p>
      <text:p text:style-name="Standard"><text:tab/><text:tab/><text:tab/><text:tab/><text:tab/><text:tab/><text:tab/><text:tab/><text:tab/><text:tab/><text:tab/><text:tab/>CSC-5</text:p>
      <text:p text:style-name="Standard"><text:tab/><text:tab/><text:tab/><text:tab/><text:tab/><text:tab/><text:tab/><text:tab/><text:tab/><text:tab/><text:tab/><text:tab/>Dr. Lehr</text:p>
      <text:p text:style-name="P8"><text:tab/><text:tab/><text:tab/><text:tab/><text:tab/><text:tab/><text:tab/><text:tab/><text:tab/><text:tab/><text:tab/><text:tab/><text:tab/><text:tab/><text:tab/><text:tab/><text:tab/><text:tab/><text:tab/><text:tab/><text:tab/><text:tab/><text:tab/><text:tab/><text:tab/><text:tab/><text:tab/><text:tab/><text:tab/><text:tab/><text:tab/><text:tab/><text:tab/><text:tab/><text:tab/><text:tab/></text:p>
      <text:p text:style-name="P8">Project 2</text:p>
      <text:p text:style-name="P8">The Hangman's Journey</text:p>
      <text:p text:style-name="P1"/>
      <text:p text:style-name="P1"/>
      <text:p text:style-name="P1"/>
      <text:p text:style-name="P1"/>
      <text:p text:style-name="P1"/>
      <text:p text:style-name="P1"/>
      <text:p text:style-name="P2"/>
      <text:p text:style-name="P2"/>
      <text:p text:style-name="P2"/>
      <text:p text:style-name="P2"/>
      <text:p text:style-name="P2"/>
      <text:p text:style-name="P6"><text:soft-page-break/>Introduction</text:p>
      <text:p text:style-name="P6"/>
      <text:p text:style-name="P3"><text:tab/><text:span text:style-name="T1">Hangman, the game that was prevalent when I was younger, almost forgotten in this age by children and adults alike. It's a fairly simple game: Player 1 takes a word, let's say, “yard” in this case, and writes out underscores equal to the amount of letters the word has. So, for instance, the puzzle would look like this “_ _ _ </text:span><text:span text:style-name="T2">”</text:span><text:span text:style-name="T3"> for the word yard. Then, Player 2 would try and guess the word, letter by letter. Player 2 would ask for a letter, if it's right, Player 1 would write the letter on an underscore, where that letter would be in the word. For instance the letter 'a' would go “_ </text:span><text:span text:style-name="T2">a</text:span><text:span text:style-name="T3"> _ _” in the sequence of words. If Player 2 guesses the word right, Player 2 wins and saves a poor stick figure from being put in such a precarious position. If Player 2 misses a letter, then Player 1 writes a part of the gallows, adding more to it until the stick figure hanging from the gallows is drawn out. This means Player 2 has lost, and the game ends. I ultimately chose this game because I felt, while adding a challenge, I would be able to at least code the most important parts of this game, even though some things, such as keeping track of what letters were already used, so you don't lose more chances if you use a letter more than once, eludes me. </text:span></text:p>
      <text:p text:style-name="P4"/>
      <text:p text:style-name="P7">Summary</text:p>
      <text:p text:style-name="P7"><text:tab/></text:p>
      <text:p text:style-name="P4"><text:tab/>Total Size: 293 Lines</text:p>
      <text:p text:style-name="P4"><text:tab/>Blank Lines: 37 Lines</text:p>
      <text:p text:style-name="P4"><text:tab/>Comments: 45 Lines</text:p>
      <text:p text:style-name="P4"><text:tab/>Actual Code: 211 Lines</text:p>
      <text:p text:style-name="P4"/>
      <text:p text:style-name="P4"><text:tab/>Variables: 47 Total</text:p>
      <text:p text:style-name="P4"><text:tab/>Variables: 22 Without Words Used In Game</text:p>
      <text:p text:style-name="P4"><text:tab/></text:p>
      <text:p text:style-name="P4"><text:tab/>Methods: 4 Total</text:p>
      <text:p text:style-name="P4"/>
      <text:p text:style-name="P6"><text:span text:style-name="T4"><text:tab/>This project allowed me to expand on what I wanted to do. I started off by asking if the player would like to play, prompting input. Then it asks if the player wanted to play one of two modes. If the player chooses the wrong input, the program terminates. The two modes are easy mode and hard mode. Easy mode runs with an array of strings that equal 5 letters or less, while hard mode reads from a file </text:span><text:soft-page-break/><text:span text:style-name="T4">and uses one of fifty strings. Both modes use a random seed generator to produce the strings and they don't utilize capital letters. It uses two functions, one to print out the letter in sequence if it is correct, using a for loop with two if statements. The other function prints out the hangman if the letter was incorrect, utilizing a switch statement with 9 cases. It also utilizes pointer notation. The bulk of the code utilizes for and while loops, as well as if and if else statements. Overall, I had fun writing this code, even though it was frustrating at first.</text:span></text:p>
      <text:p text:style-name="P6"><text:span text:style-name="T4"/></text:p>
      <text:p text:style-name="P7">Pseudo Code</text:p>
      <text:p text:style-name="P5">Initialize.</text:p>
      <text:p text:style-name="P5"/>
      <text:p text:style-name="P5">Introduce and ask the user if they want to play.</text:p>
      <text:p text:style-name="P5"/>
      <text:p text:style-name="P5">If the choice to play is yes, ask for easy or hard mode.</text:p>
      <text:p text:style-name="P5"><text:tab/>If easy, start easy mode.</text:p>
      <text:p text:style-name="P5"><text:tab/>Randomize the words in the game.</text:p>
      <text:p text:style-name="P5"><text:tab/>Initialize secret word with *.</text:p>
      <text:p text:style-name="P5"><text:tab/>Loop until guesses are used up.</text:p>
      <text:p text:style-name="P5"><text:tab/>Fill the secret word with a letter, otherwise increment number of wrong guesses.</text:p>
      <text:p text:style-name="P5"><text:tab/>Tell the user how many guesses they have left.</text:p>
      <text:p text:style-name="P5"><text:tab/>Check to see if user guesses word.</text:p>
      <text:p text:style-name="P5"><text:tab/>Output if user loses.</text:p>
      <text:p text:style-name="P5"><text:tab/>Welcome user to hard mode.</text:p>
      <text:p text:style-name="P5"><text:tab/>Open file.</text:p>
      <text:p text:style-name="P5"><text:tab/>Randomize the words in the game.</text:p>
      <text:p text:style-name="P5"><text:tab/>Close file.</text:p>
      <text:p text:style-name="P5"><text:tab/>Initialize secret word with *.</text:p>
      <text:p text:style-name="P5"><text:tab/>Loop until guesses are used up.</text:p>
      <text:p text:style-name="P5"><text:tab/>Fill secret word with a letter, otherwise increment number of wrong guesses</text:p>
      <text:p text:style-name="P5"><text:tab/>Tell the user how many number of guesses they have left.</text:p>
      <text:p text:style-name="P5"><text:tab/>Check to see if user guesses word.</text:p>
      <text:p text:style-name="P5"><text:tab/>Output if user loses.</text:p>
      <text:p text:style-name="P5"><text:tab/>If the choice to play is no, end the game.</text:p>
      <text:p text:style-name="P5"><text:soft-page-break/><text:tab/>If user picks a letter during easy or hard choice, end the game.</text:p>
      <text:p text:style-name="P5"/>
      <text:p text:style-name="P13">System Libraries Used</text:p>
      <text:p text:style-name="P11">cstdlib</text:p>
      <text:p text:style-name="P11">iostream</text:p>
      <text:p text:style-name="P11">ctime</text:p>
      <text:p text:style-name="P11">string</text:p>
      <text:p text:style-name="P11">fstream</text:p>
      <text:p text:style-name="P11">vector</text:p>
      <text:p text:style-name="P11"/>
      <text:p text:style-name="P13">Methods Used</text:p>
      <text:p text:style-name="P11">Functions</text:p>
      <text:p text:style-name="P11">Arrays</text:p>
      <text:p text:style-name="P11">Vectors</text:p>
      <text:p text:style-name="P11">File Input/Output</text:p>
      <text:p text:style-name="P11">User Input Output</text:p>
      <text:p text:style-name="P11">For Loop</text:p>
      <text:p text:style-name="P11">While Loop</text:p>
      <text:p text:style-name="P11">If Statement</text:p>
      <text:p text:style-name="P11">If else Statement</text:p>
      <text:p text:style-name="P11">Switch Statement With Output</text:p>
      <text:p text:style-name="P11">Pointer Notation</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8T17:34:30.56</meta:creation-date>
    <dc:date>2014-06-08T19:41:27.98</dc:date>
    <meta:editing-duration>PT2H4M46S</meta:editing-duration>
    <meta:editing-cycles>5</meta:editing-cycles>
    <meta:generator>OpenOffice/4.0.1$Win32 OpenOffice.org_project/401m5$Build-9714</meta:generator>
    <meta:document-statistic meta:table-count="0" meta:image-count="0" meta:object-count="0" meta:page-count="4" meta:paragraph-count="62" meta:word-count="662" meta:character-count="3637"/>
  </office:meta>
</office:document-meta>
</file>